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450d" officeooo:paragraph-rsid="0017450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7450d" officeooo:paragraph-rsid="0017450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officeooo:rsid="0017450d" officeooo:paragraph-rsid="0017450d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7450d" officeooo:paragraph-rsid="0017450d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17450d" officeooo:paragraph-rsid="0017450d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ésultat entrainement atelier :</text:p>
      <text:p text:style-name="P2"/>
      <text:p text:style-name="P2"/>
      <text:p text:style-name="P1"/>
      <text:p text:style-name="P4">A changer :</text:p>
      <text:p text:style-name="P4"/>
      <text:p text:style-name="P5">- Simplifier les explications et les termes.</text:p>
      <text:p text:style-name="P5">- Pendant que un intervenant explique, les 2 autres <text:s/>doivent plus aider les enfants</text:p>
      <text:p text:style-name="P5">- Langage plus simple et moins technique.</text:p>
      <text:p text:style-name="P5">- Expliquer pourquoi tout les termes sont en anglais.</text:p>
      <text:p text:style-name="P5">- Mieux préparer thimble.</text:p>
      <text:p text:style-name="P5">- Ne pas avoir peur de parler plus fort pour capter l’attention des élèves et leur demander plus de calme si ils sont dissipé.</text:p>
      <text:p text:style-name="P5"/>
      <text:p text:style-name="P4">Notes + Commentaire :</text:p>
      <text:p text:style-name="P4"/>
      <text:p text:style-name="P3">1 er : 8/10 – – – Atelier bien. Avoir des termes plus simple ( pour les <text:tab/><text:tab/><text:tab/><text:tab/>enfants), Bravo.</text:p>
      <text:p text:style-name="P3"/>
      <text:p text:style-name="P3">2 eme : 7/10 – – – Pas assez carré ! Certaines choses sont à revoir … </text:p>
      <text:p text:style-name="P3"><text:line-break/>3 eme : 7/10 – – – Bien regarder les ordinateurs des jeunes. Sinon bien.</text:p>
      <text:p text:style-name="P3"/>
      <text:p text:style-name="P3">4 eme : 7/10 – – – <text:s/>Soyez plus explicite, utiliser des mots plus simples. <text:tab/><text:tab/><text:tab/><text:tab/> <text:s text:c="3"/>Prenez le temps de passer voir tout le monde. 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6:12:12.149396862</meta:creation-date>
    <dc:date>2017-02-18T16:23:21.211355971</dc:date>
    <meta:editing-duration>PT48S</meta:editing-duration>
    <meta:editing-cycles>2</meta:editing-cycles>
    <meta:generator>LibreOffice/5.2.2.2$Linux_X86_64 LibreOffice_project/20m0$Build-2</meta:generator>
    <meta:document-statistic meta:table-count="0" meta:image-count="0" meta:object-count="0" meta:page-count="1" meta:paragraph-count="13" meta:word-count="139" meta:character-count="799" meta:non-whitespace-character-count="643"/>
  </office:meta>
</office:document-meta>
</file>